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4" svg:font-family="Arial" style:font-family-generic="swiss"/>
    <style:font-face style:name="Lucida Console" svg:font-family="'Lucida Console'"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sans-serif"/>
    </style:style>
    <style:style style:name="P2" style:family="paragraph" style:parent-style-name="Text_20_body">
      <style:text-properties style:font-name="sans-serif" fo:font-size="12pt"/>
    </style:style>
    <style:style style:name="P3" style:family="paragraph" style:parent-style-name="Text_20_body">
      <style:text-properties style:font-name="Lucida Console"/>
    </style:style>
    <style:style style:name="P4" style:family="paragraph" style:parent-style-name="Text_20_body">
      <style:text-properties style:font-name="Lucida Console" fo:font-size="9pt" style:font-size-asian="9pt" style:font-size-complex="9pt"/>
    </style:style>
    <style:style style:name="P5" style:family="paragraph" style:parent-style-name="Standard">
      <style:text-properties style:font-name="sans-serif"/>
    </style:style>
    <style:style style:name="P6" style:family="paragraph" style:parent-style-name="Standard">
      <style:paragraph-properties fo:text-align="center" style:justify-single-word="false"/>
      <style:text-properties style:font-name="sans-serif" fo:font-size="21pt"/>
    </style:style>
    <style:style style:name="P7" style:family="paragraph" style:parent-style-name="Standard">
      <style:text-properties style:font-name="sans-serif" fo:font-size="12pt"/>
    </style:style>
    <style:style style:name="P8" style:family="paragraph" style:parent-style-name="Standard">
      <style:text-properties style:font-name="Arial"/>
    </style:style>
    <style:style style:name="P9" style:family="paragraph" style:parent-style-name="Standard">
      <style:paragraph-properties fo:margin-left="1.249cm" fo:margin-right="0cm" fo:text-indent="0cm" style:auto-text-indent="false"/>
    </style:style>
    <style:style style:name="P10" style:family="paragraph" style:parent-style-name="Standard">
      <style:paragraph-properties fo:margin-left="1.249cm" fo:margin-right="0cm" fo:text-indent="0cm" style:auto-text-indent="false"/>
      <style:text-properties style:font-name="Lucida Console" fo:font-size="8pt" style:font-size-asian="8pt" style:font-size-complex="8pt"/>
    </style:style>
    <style:style style:name="P11" style:family="paragraph" style:parent-style-name="Standard">
      <style:paragraph-properties fo:margin-left="1.249cm" fo:margin-right="0cm" fo:text-indent="0cm" style:auto-text-indent="false"/>
      <style:text-properties style:font-name="Lucida Console" fo:font-size="9pt" style:font-size-asian="9pt" style:font-size-complex="9pt"/>
    </style:style>
    <style:style style:name="P12" style:family="paragraph" style:parent-style-name="Standard">
      <style:paragraph-properties fo:margin-left="1.249cm" fo:margin-right="0cm" fo:text-indent="0cm" style:auto-text-indent="false"/>
      <style:text-properties fo:color="#ffd320" style:font-name="Lucida Console" fo:font-size="9pt" style:font-size-asian="9pt" style:font-size-complex="9pt"/>
    </style:style>
    <style:style style:name="P13" style:family="paragraph" style:parent-style-name="Standard">
      <style:paragraph-properties fo:margin-left="1.249cm" fo:margin-right="0cm" fo:text-indent="0cm" style:auto-text-indent="false"/>
      <style:text-properties style:font-name="sans-serif" fo:font-size="12pt"/>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style:font-name="sans-serif" fo:font-size="12pt"/>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Heading_20_1">
      <style:text-properties style:font-name="sans-serif"/>
    </style:style>
    <style:style style:name="P18" style:family="paragraph" style:parent-style-name="Heading_20_1">
      <style:text-properties style:font-name="sans-serif" fo:font-size="14pt" style:font-size-asian="14pt" style:font-size-complex="14pt"/>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style:font-name="sans-serif"/>
    </style:style>
    <style:style style:name="P21" style:family="paragraph" style:parent-style-name="Heading_20_2">
      <style:text-properties style:font-name="sans-serif" fo:font-size="12pt"/>
    </style:style>
    <style:style style:name="T1" style:family="text">
      <style:text-properties style:font-name="sans-serif"/>
    </style:style>
    <style:style style:name="T2" style:family="text">
      <style:text-properties style:font-name="sans-serif" fo:font-size="12pt"/>
    </style:style>
    <style:style style:name="T3" style:family="text">
      <style:text-properties style:font-name="Lucida Console"/>
    </style:style>
    <style:style style:name="T4" style:family="text">
      <style:text-properties style:font-name="Lucida Console" fo:font-size="12pt"/>
    </style:style>
    <style:style style:name="T5" style:family="text">
      <style:text-properties style:font-name="Arial"/>
    </style:style>
    <style:style style:name="T6" style:family="text">
      <style:text-properties style:font-name="Arial" fo:font-size="12pt"/>
    </style:style>
    <style:style style:name="T7" style:family="text">
      <style:text-properties fo:color="#cc99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6">Escom-0.1 -- A Terminal for Embedded Forth Systems</text:p>
      <text:p text:style-name="P6"/>
      <text:list xml:id="list6006030870536109597" text:style-name="Outline">
        <text:list-item>
          <text:h text:style-name="P18" text:outline-level="1">Preface.</text:h>
        </text:list-item>
      </text:list>
      <text:p text:style-name="P5">This document describes the escom program.<text:line-break/>escom is a terminal program that runs under Windows. <text:s/>It can be used for communicating with an embedded Forth system, like the stm8ef for the STM8 family.</text:p>
      <text:p text:style-name="P5"/>
      <text:p text:style-name="P5">escom is based on e4thcom by Manfred Mahlow. <text:s/>The program was converted to C for Windows compatibility.<text:tab/></text:p>
      <text:p text:style-name="P5"/>
      <text:p text:style-name="P7">For a start, the Forth console can be used to control the embedded system. <text:s/>A simple program like “putty” is sufficient for communication. <text:s/>It is also possible to add new words to the system. <text:s/>But as soon as the first program is written and ready for testing, an easy way to upload the source code files is missing. <text:s/>Simple line editing is also not possible with a standard communication program. <text:s/>A tool to overcome these deficiencies is the escom terminal program.<text:line-break/>In terminal mode it sends terminal input without a local echo via serial line to the target (Forth System) and displays characters received from the target in the terminal window.<text:line-break/>The escom program can also be used to upload sourcecode to the target system. <text:s/>This can be user written software or readily available library words.<text:line-break/>As imbedded system often use symbolic names for the various I/O registers, escom has -just like e4thcom- the capability to make use of these symbolic name in the source code.</text:p>
      <text:list xml:id="list34716239" text:continue-numbering="true" text:style-name="Outline">
        <text:list-item>
          <text:h text:style-name="P17" text:outline-level="1">Software package.</text:h>
        </text:list-item>
      </text:list>
      <text:p text:style-name="Text_20_body"><text:span text:style-name="T1">escom is written in c as a single source file. <text:s/>The file “escom.c” can be compiled by the gcc compiler that is part of the Strawberry Perl for Windows package. <text:s/>See </text:span><text:a xlink:type="simple" xlink:href="https://strawberryperl.com/" text:style-name="Internet_20_link" text:visited-style-name="Visited_20_Internet_20_Link"><text:span text:style-name="T1">https://strawberryperl.com</text:span></text:a><text:span text:style-name="T1"> for installing the compiler. <text:s/>After installing Strawberry Perl the compiler (gcc) is ready for use.</text:span></text:p>
      <text:p text:style-name="Text_20_body"><text:span text:style-name="T1"><text:line-break/>The escom program is tested on a Windows 10 system. <text:s/>An executable “escom.exe” is also supplied.<text:line-break/>The command for compiling from source is:</text:span></text:p>
      <text:p text:style-name="P1"><text:tab/>gcc escom.c -o escom</text:p>
      <text:p text:style-name="P1">Place the executable (escom.exe) in a directory that is in the PATH environment variable, so it can be started from every directory.</text:p>
      <text:list xml:id="list34724391" text:continue-numbering="true" text:style-name="Outline">
        <text:list-item>
          <text:h text:style-name="P20" text:outline-level="1">Using escom.</text:h>
          <text:list>
            <text:list-item>
              <text:h text:style-name="P21" text:outline-level="2">Command line options.</text:h>
            </text:list-item>
          </text:list>
        </text:list-item>
      </text:list>
      <text:p text:style-name="P7">Escom can be started with command line options “-d”, “-b “-t” and “-p”. <text:s/>They have the following meaning:</text:p>
      <text:p text:style-name="P7"/>
      <text:p text:style-name="P10">-d COM5 <text:s text:c="40"/># Serial port for communication with target </text:p>
      <text:p text:style-name="P10">-b 115200 <text:s text:c="38"/># Baudrate for the serial port</text:p>
      <text:p text:style-name="P10">-t stm8ef <text:s text:c="38"/># Target system</text:p>
      <text:p text:style-name="P10">-p D:/Forth/stm8ef/mcu;D:/Forth/stm8ef/lib <text:s text:c="5"/># Search path, separator is ";"</text:p>
      <text:p text:style-name="Standard"/>
      <text:list xml:id="list34699193" text:continue-numbering="true" text:style-name="Outline">
        <text:list-item>
          <text:list>
            <text:list-item>
              <text:h text:style-name="P21" text:outline-level="2">Options in configuration file.</text:h>
            </text:list-item>
          </text:list>
        </text:list-item>
      </text:list>
      <text:p text:style-name="P7">At startup, escom will try to read options from escom.conf in the user's home directory.</text:p>
      <text:p text:style-name="Standard"><text:span text:style-name="T2">Options </text:span><text:span text:style-name="T6">on</text:span><text:span text:style-name="T2"> the commandline will overrule the options in the configuration file. </text:span></text:p>
      <text:list xml:id="list34720038" text:continue-numbering="true" text:style-name="Outline">
        <text:list-item>
          <text:list>
            <text:list-item>
              <text:h text:style-name="P21" text:outline-level="2">Search path.</text:h>
            </text:list-item>
          </text:list>
        </text:list-item>
      </text:list>
      <text:p text:style-name="P7">The search path is used for include files if they can not be found in the current directory.</text:p>
      <text:p text:style-name="P7">The path definition normally includes the paths that are used for the device specific include files.</text:p>
      <text:p text:style-name="P7">For hardware-specific includes for target “stm8ef”, <text:s/>the specification:</text:p>
      <text:p text:style-name="Standard"><text:span text:style-name="T2"><text:tab/></text:span><text:span text:style-name="T4">\res MCU: STM8S103</text:span></text:p>
      <text:p text:style-name="P7">in a source file will include the file D:/Forth/stm8ef/mcu/STM8S103.efr in this example.</text:p>
      <text:p text:style-name="P7"/>
      <text:p text:style-name="P7">When including library words the search will include the directory D:/Forth/stm8ef/lib.<text:line-break/>For example:</text:p>
      <text:p text:style-name="P9"><text:span text:style-name="T2">#</text:span><text:span text:style-name="T4">require</text:span><text:span text:style-name="T2"> ]C!</text:span></text:p>
      <text:p text:style-name="Standard"><text:span text:style-name="T6">Will include </text:span><text:a xlink:type="simple" xlink:href="../../../stm8ef/lib/%5DC" text:style-name="Internet_20_link" text:visited-style-name="Visited_20_Internet_20_Link"><text:span text:style-name="T6">D:/Forth/stm8ef/lib/]C</text:span></text:a><text:span text:style-name="T6">! If the word does not already exists in the target's dictionary.</text:span></text:p>
      <text:list xml:id="list34714150" text:continue-numbering="true" text:style-name="Outline">
        <text:list-item>
          <text:list>
            <text:list-item>
              <text:h text:style-name="P21" text:outline-level="2">Startup.</text:h>
            </text:list-item>
          </text:list>
        </text:list-item>
      </text:list>
      <text:p text:style-name="P2">When escom starts, it will show the current settings. <text:s/>For example:</text:p>
      <text:p text:style-name="P13">C:&gt;escom -d COM3</text:p>
      <text:p text:style-name="P15">will show:</text:p>
      <text:p text:style-name="P14"/>
      <text:p text:style-name="P12">e<text:span text:style-name="T7">scom-0.1 : Serial Terminal for Embedded Forth Systems.</text:span></text:p>
      <text:p text:style-name="P11">Copyright (C) 2020 Ed Smallenburg. This is free software under the</text:p>
      <text:p text:style-name="P11">conditions of the GNU General Public License with ABSOLUTELY NO WARRANTY.</text:p>
      <text:p text:style-name="P11"/>
      <text:p text:style-name="P11">Active options:</text:p>
      <text:p text:style-name="P11">-d (PORT <text:s text:c="3"/>) - COM3</text:p>
      <text:p text:style-name="P11">-b (BAUDRATE) - 115200</text:p>
      <text:p text:style-name="P11">-t (TARGET <text:s/>) - stm8ef</text:p>
      <text:p text:style-name="P11">-p (PATH <text:s text:c="3"/>) - D:/Forth/stm8ef/mcu;D:/Forth/stm8ef/lib</text:p>
      <text:p text:style-name="P11">======================================================================================</text:p>
      <text:p text:style-name="P11"/>
      <text:p text:style-name="Standard">Followed by the “ok” prompt of the target Forth system if all works well.</text:p>
      <text:list xml:id="list34704454" text:continue-numbering="true" text:style-name="Outline">
        <text:list-item>
          <text:list>
            <text:list-item>
              <text:h text:style-name="Heading_20_2" text:outline-level="2">Commands.</text:h>
            </text:list-item>
          </text:list>
        </text:list-item>
      </text:list>
      <text:p text:style-name="Text_20_body">Console input lines starting with the “#” character will not be forwarded to the target system, but will be interpreted by the program. <text:s/>The following commands are supported:</text:p>
      <text:p text:style-name="P4"><text:s text:c="3"/>"ls" <text:s text:c="5"/>-- List the files in the current directory.<text:line-break/> <text:s text:c="2"/>"dir" <text:s text:c="4"/>-- Same as "ls".<text:line-break/> <text:s text:c="2"/>"cat" <text:s text:c="4"/>-- Show a file.<text:line-break/> <text:s text:c="2"/>"cd" <text:s text:c="5"/>-- Change working directory.<text:line-break/> <text:s text:c="2"/>"include" -- Include file. <text:s/>Send file to serial port.<text:line-break/> <text:s text:c="2"/>"i" <text:s text:c="6"/>-- Same as "include".<text:line-break/> <text:s text:c="2"/>"require" -- Insert file if word does not yet exist on the target device.<text:line-break/> <text:s text:c="2"/>"r" <text:s text:c="6"/>-- Same as "require".</text:p>
      <text:list xml:id="list34699199" text:continue-numbering="true" text:style-name="Outline">
        <text:list-item>
          <text:list>
            <text:list-item>
              <text:h text:style-name="Heading_20_2" text:outline-level="2">Ending escom.</text:h>
            </text:list-item>
          </text:list>
        </text:list-item>
      </text:list>
      <text:p text:style-name="Standard">The command “\”will end the program. <text:s/>Ctrl-C can also be used.</text:p>
      <text:list xml:id="list34724918" text:continue-numbering="true" text:style-name="Outline">
        <text:list-item>
          <text:h text:style-name="P19" text:outline-level="1">Program example.</text:h>
        </text:list-item>
      </text:list>
      <text:p text:style-name="Text_20_body">In the “examples” directory there are some example Forth programs. <text:s/>The neotest.fs program drives a neopixel string with various patterns. <text:s/>It includes some machine code to drive the neopixels at the required bit rate. <text:s/>At the beginning of the program code you will see the lines:</text:p>
      <text:p text:style-name="P3">\ neotest.fs<text:line-break/>\ Testing neopixels on D4<text:line-break/>\ 14-12-2020, Ed Smallenburg<text:line-break/>\ Protocol:<text:line-break/>\ Per pixel 8 bytes are sent. <text:s/>The order is Green, Red, Blue. <text:s/>The most significant<text:line-break/>\ bit is the first to be send.<text:line-break/>\ "0" bits are sent as 375 nsec high followed by 938 nsec low.<text:line-break/>\ "1" bits are sent as 750 nsec high followed by 438 nsec low.<text:line-break/>#require ]C!<text:line-break/>#require ]B!<text:line-break/>\res MCU: STM8S103<text:line-break/>\res export PD_ODR PD_DDR PD_CR1 PD_CR2</text:p>
      <text:p text:style-name="P3"/>
      <text:p text:style-name="Text_20_body">This program can be sent to the STM8S103 target by the command:</text:p>
      <text:p text:style-name="Text_20_body">#include neotest.fs</text:p>
      <text:p text:style-name="Text_20_body">The first 8 lines are comments, they all start with &lt;backslash&gt;&lt;space&gt;. <text:s/>These lines will not be sent to the target, but will be shown on the console.</text:p>
      <text:p text:style-name="Text_20_body">The next 2 lines starts with “#require”. <text:s/>escom will check if the words (“<text:span text:style-name="T3">]C!</text:span>” and “<text:span text:style-name="T3">]B!</text:span>” in this example) are already available in the target system. <text:s/>If not, the file (with the same name as the word) will be uploaded to the target system.</text:p>
      <text:p text:style-name="Standard">The next 2 lines of the source code start with “\res”.</text:p>
      <text:p text:style-name="Standard">The first line (“<text:span text:style-name="T3">\res MCU: STM8S103</text:span><text:span text:style-name="T5">”) will read the hardware definition for the STM8S103 cpu to make them available to be accessed by their symbolic names. <text:s/>Nothing will be uploaded to the target at this stage.</text:span></text:p>
      <text:p text:style-name="P8">The second line exports some of the hardware related symbols to the target as CONSTANTs, so the rest of the program may refer to the symbolic names.<text:line-break/>Normally these CONSTANTs are added to the RAM dictionary as they are only needed at compile time, but they can be stored in the NVM dictionary if you want to be able to access then after a cold start.</text:p>
      <text:p text:style-name="P8"/>
      <text:p text:style-name="P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4" svg:font-family="Arial" style:font-family-generic="swiss"/>
    <style:font-face style:name="Lucida Console" svg:font-family="'Lucida Console'"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nl" fo:country="NL"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nl" fo:country="NL"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font-name="Arial1"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423cm" fo:margin-bottom="0.212cm" fo:text-indent="0cm" style:auto-text-indent="false" fo:keep-with-next="always">
        <style:tab-stops>
          <style:tab-stop style:position="1cm"/>
        </style:tab-stops>
      </style:paragraph-properties>
      <style:text-properties style:font-name="Arial2" fo:font-size="14pt" fo:font-weight="bold" style:font-size-asian="14pt"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left="0cm" fo:margin-right="0cm" fo:text-indent="0cm" style:auto-text-indent="false">
        <style:tab-stops>
          <style:tab-stop style:position="2.286cm"/>
        </style:tab-stops>
      </style:paragraph-properties>
      <style:text-properties fo:font-size="12pt" style:font-size-asian="12pt"/>
    </style:style>
    <style:style style:name="Heading_20_3" style:display-name="Heading 3" style:family="paragraph" style:parent-style-name="Heading_20_2" style:next-style-name="Text_20_body" style:default-outline-level="3" style:list-style-name="Outline" style:class="text">
      <style:paragraph-properties fo:margin-left="0cm" fo:margin-right="0cm" fo:text-indent="0cm" style:auto-text-indent="false">
        <style:tab-stops/>
      </style:paragraph-properties>
      <style:text-properties fo:font-weight="normal" style:font-weight-asian="normal"/>
    </style:style>
    <style:style style:name="Heading_20_4" style:display-name="Heading 4" style:family="paragraph" style:next-style-name="Text_20_body" style:default-outline-level="4" style:list-style-name="Outline" style:class="text">
      <style:paragraph-properties fo:margin-left="0cm" fo:margin-right="0cm" fo:margin-top="0.423cm" fo:margin-bottom="0.106cm" fo:text-indent="0cm" style:auto-text-indent="false" fo:keep-with-next="always">
        <style:tab-stops/>
      </style:paragraph-properties>
      <style:text-properties fo:font-size="9pt" fo:font-weight="bold" style:font-size-asian="9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2" fo:font-size="11pt" style:font-size-asian="11pt" style:font-name-complex="Arial3" style:font-size-complex="11pt"/>
    </style:style>
    <style:style style:name="code" style:family="paragraph" style:parent-style-name="Standard" style:default-outline-level="" style:list-style-name="">
      <style:paragraph-properties fo:margin-top="0.176cm" fo:margin-bottom="0.176cm"/>
    </style:style>
    <style:style style:name="_38_" style:display-name="8"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1" style:font-name-complex="Courier New1"/>
    </style:style>
    <style:style style:name="_37_" style:display-name="7"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HTML_20_Preformatted" style:display-name="HTML Preformatted" style:family="paragraph" style:parent-style-name="Standard" style:default-outline-level="" style:list-style-name="">
      <style:text-properties style:font-name="Courier New" fo:font-size="10pt" style:font-size-asian="10pt" style:font-name-complex="Courier New1" style:font-size-complex="10pt"/>
    </style:style>
    <style:style style:name="_36_" style:display-name="6"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5_" style:display-name="5"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_34_" style:display-name="4"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3_" style:display-name="3"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2_" style:display-name="2"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1_" style:display-name="1"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style:style>
    <style:style style:name="List_20_Paragraph" style:display-name="List Paragraph" style:family="paragraph" style:default-outline-level="" style:list-style-name="">
      <style:paragraph-properties fo:margin-left="1.27cm" fo:margin-right="0cm" fo:text-indent="0cm" style:auto-text-indent="false"/>
    </style:style>
    <style:style style:name="No_20_Spacing" style:display-name="No Spacing" style:family="paragraph" style:parent-style-name="Standard" style:default-outline-level="" style:list-style-name="">
      <style:text-properties style:font-name="Arial2" fo:font-size="10pt" style:font-size-asian="10pt"/>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4pt" fo:letter-spacing="0.026cm"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HTML_20_Code" style:display-name="HTML Code" style:family="text">
      <style:text-properties style:font-name="Courier New" fo:font-size="10pt" style:font-name-asian="Courier New1" style:font-size-asian="10pt" style:font-name-complex="Courier New1" style:font-size-complex="10pt"/>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Courier New" fo:font-size="10pt" style:font-name-asian="Courier New1" style:font-size-asian="10pt" style:font-name-complex="Courier New1" style:font-size-complex="10pt"/>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apple-style-span" style:family="text" style:parent-style-name="Default_20_Paragraph_20_Font"/>
    <style:style style:name="HTML_20_-_20_vooraf_20_opgemaakt_20_Char" style:display-name="HTML - vooraf opgemaakt Char" style:family="text" style:parent-style-name="Default_20_Paragraph_20_Font">
      <style:text-properties style:font-name="Courier New" style:font-name-complex="Courier New1"/>
    </style:style>
    <style:style style:name="com" style:family="text" style:parent-style-name="Default_20_Paragraph_20_Font"/>
    <style:style style:name="Kop_20_3_20_Char" style:display-name="Kop 3 Char" style:family="text" style:parent-style-name="Default_20_Paragraph_20_Font">
      <style:text-properties style:font-name="Arial2" fo:font-size="12pt" style:font-size-asian="12pt" style:font-size-complex="12pt"/>
    </style:style>
    <style:style style:name="Titel_20_Char" style:display-name="Titel Char" style:family="text" style:parent-style-name="Default_20_Paragraph_20_Font">
      <style:text-properties fo:color="#17365d" style:font-name="Cambria" fo:font-size="26pt" fo:letter-spacing="0.009cm" style:letter-kerning="true" style:font-size-asian="26pt" style:font-size-complex="26pt"/>
    </style:style>
    <style:style style:name="Onopgeloste_20_melding1" style:display-name="Onopgeloste melding1" style:family="text" style:parent-style-name="Default_20_Paragraph_20_Font">
      <style:text-properties fo:color="#808080"/>
    </style:style>
    <style:style style:name="sbrace" style:family="text" style:parent-style-name="Default_20_Paragraph_20_Font"/>
    <style:style style:name="sobjectk" style:family="text" style:parent-style-name="Default_20_Paragraph_20_Font"/>
    <style:style style:name="scolon" style:family="text" style:parent-style-name="Default_20_Paragraph_20_Font"/>
    <style:style style:name="sobjectv" style:family="text" style:parent-style-name="Default_20_Paragraph_20_Font"/>
    <style:style style:name="scomma" style:family="text" style:parent-style-name="Default_20_Paragraph_20_Font"/>
    <style:style style:name="sbracket" style:family="text" style:parent-style-name="Default_20_Paragraph_20_Font"/>
    <style:style style:name="Ondertitel_20_Char" style:display-name="Ondertitel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Kop_20_1_20_Char" style:display-name="Kop 1 Char" style:family="text" style:parent-style-name="Default_20_Paragraph_20_Font">
      <style:text-properties style:font-name="Arial2" fo:font-size="14pt" fo:language="en" fo:country="US" fo:font-weight="bold" style:font-size-asian="14pt" style:font-weight-asian="bold" style:font-size-complex="12pt"/>
    </style:style>
    <style:style style:name="Kop_20_2_20_Char" style:display-name="Kop 2 Char" style:family="text" style:parent-style-name="Default_20_Paragraph_20_Font">
      <style:text-properties style:font-name="Arial2" fo:font-size="12pt" fo:language="en" fo:country="US" fo:font-weight="bold" style:font-size-asian="12pt" style:font-weight-asian="bold" style:font-size-complex="12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32cm"/>
        </style:list-level-properties>
      </text:outline-level-style>
      <text:outline-level-style text:level="2" style:num-format="1" text:display-levels="2">
        <style:list-level-properties text:list-level-position-and-space-mode="label-alignment">
          <style:list-level-label-alignment text:label-followed-by="listtab" text:list-tab-stop-position="1.266cm"/>
        </style:list-level-properties>
      </text:outline-level-style>
      <text:outline-level-style text:level="3" style:num-format="1" text:display-levels="3">
        <style:list-level-properties text:list-level-position-and-space-mode="label-alignment">
          <style:list-level-label-alignment text:label-followed-by="listtab" text:list-tab-stop-position="2.54cm"/>
        </style:list-level-properties>
      </text:outline-level-style>
      <text:outline-level-style text:level="4" style:num-format="1" text:display-levels="4">
        <style:list-level-properties text:list-level-position-and-space-mode="label-alignment">
          <style:list-level-label-alignment text:label-followed-by="listtab" text:list-tab-stop-position="2.794cm"/>
        </style:list-level-properties>
      </text:outline-level-style>
      <text:outline-level-style text:level="5"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1" text:display-levels="6">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1" text:display-levels="7">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3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1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5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2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9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6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0.7cm" fo:margin-left="1.27cm" fo:margin-right="1.27cm" style:writing-mode="lr-tb" style:layout-grid-color="#c0c0c0" style:layout-grid-lines="48"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7cm" fo:margin-left="0cm" fo:margin-right="0cm" fo:margin-top="0.469cm" style:dynamic-spacing="true"/>
      </style:footer-style>
    </style:page-layout>
  </office:automatic-styles>
  <office:master-styles>
    <style:master-page style:name="Standard" style:page-layout-name="Mpm1">
      <style:footer>
        <text:p text:style-name="Standard">escom documentation <text:s/>-- <text:s/>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pecificaties modulair meetsysteem</dc:title>
    <meta:initial-creator>Ed Smallenburg</meta:initial-creator>
    <dc:creator>Ed Smallenburg</dc:creator>
    <meta:editing-cycles>92</meta:editing-cycles>
    <meta:print-date>2018-12-12T12:06:00</meta:print-date>
    <meta:creation-date>2019-04-05T15:08:00</meta:creation-date>
    <dc:date>2021-12-21T14:48:34.25</dc:date>
    <meta:editing-duration>PT3H15M23S</meta:editing-duration>
    <meta:generator>OpenOffice/4.1.7$Win32 OpenOffice.org_project/417m1$Build-9800</meta:generator>
    <meta:document-statistic meta:table-count="0" meta:image-count="0" meta:object-count="0" meta:page-count="3" meta:paragraph-count="59" meta:word-count="1016" meta:character-count="62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